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NimbusRomNo9L-Regu" svg:font-family="NimbusRomNo9L-Regu"/>
    <style:font-face style:name="Tahoma1" svg:font-family="Tahoma"/>
    <style:font-face style:name="Arial2" svg:font-family="Arial" style:font-family-generic="swiss"/>
    <style:font-face style:name="Courier New" svg:font-family="'Courier New'" style:font-family-generic="swiss" style:font-pitch="fixed"/>
    <style:font-face style:name="Arial3" svg:font-family="Arial" style:font-family-generic="decorative" style:font-pitch="variable"/>
    <style:font-face style:name="Times New Roman" svg:font-family="'Times New Roman'" style:font-family-generic="decorative" style:font-pitch="variable"/>
    <style:font-face style:name="Andale Sans UI" svg:font-family="'Andale Sans UI'" style:font-family-generic="swiss" style:font-pitch="variable"/>
    <style:font-face style:name="Arial1"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000000" style:font-name="Arial1" fo:font-size="13pt" style:font-name-asian="NimbusRomNo9L-Regu" style:font-size-asian="13pt" style:font-name-complex="NimbusRomNo9L-Regu" style:font-size-complex="13pt"/>
    </style:style>
    <style:style style:name="P2" style:family="paragraph" style:parent-style-name="Frame_20_contents">
      <style:text-properties fo:color="#800000" style:font-name="Arial1" fo:font-size="12pt" style:text-underline-style="none" fo:font-weight="bold" style:font-name-asian="NimbusRomNo9L-Regu" style:font-size-asian="12pt" style:font-weight-asian="bold" style:font-name-complex="NimbusRomNo9L-Regu" style:font-size-complex="12pt" style:font-weight-complex="bold"/>
    </style:style>
    <style:style style:name="P3" style:family="paragraph" style:parent-style-name="Standard">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4" style:family="paragraph" style:parent-style-name="Standard">
      <style:paragraph-properties fo:text-align="start" style:justify-single-word="false" style:text-autospace="none"/>
      <style:text-properties style:use-window-font-color="true" style:font-name="Arial1" fo:font-size="12pt" style:font-name-asian="NimbusRomNo9L-Regu" style:font-size-asian="12pt" style:font-name-complex="NimbusRomNo9L-Regu" style:font-size-complex="12pt"/>
    </style:style>
    <style:style style:name="P5" style:family="paragraph" style:parent-style-name="Standard" style:list-style-name="L1">
      <style:paragraph-properties fo:text-align="start" style:justify-single-word="false" style:text-autospace="none"/>
      <style:text-properties style:use-window-font-color="true" style:font-name="Arial1" fo:font-size="12pt" style:font-name-asian="NimbusRomNo9L-Regu" style:font-size-asian="12pt" style:font-name-complex="NimbusRomNo9L-Regu" style:font-size-complex="12pt"/>
    </style:style>
    <style:style style:name="P6" style:family="paragraph" style:parent-style-name="fpl_5f_presentation_5f_template_7e_LT_7e_Untertitel">
      <style:paragraph-properties fo:text-align="start" style:justify-single-word="false" style:text-autospace="none"/>
      <style:text-properties fo:color="#000000" style:text-outline="false" style:text-line-through-style="none" style:font-name="Arial2"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style>
    <style:style style:name="P7" style:family="paragraph" style:parent-style-name="fpl_5f_presentation_5f_template_7e_LT_7e_Untertitel">
      <style:paragraph-properties fo:margin-left="0in" fo:margin-right="0in" fo:margin-top="0.111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style>
    <style:style style:name="P8" style:family="paragraph" style:parent-style-name="Standard">
      <style:paragraph-properties fo:text-align="start" style:justify-single-word="false" style:text-autospace="none"/>
      <style:text-properties fo:color="#800000" style:font-name="Arial1" fo:font-size="12pt" fo:font-weight="bold" style:font-name-asian="NimbusRomNo9L-Regu" style:font-size-asian="12pt" style:font-weight-asian="bold" style:font-name-complex="NimbusRomNo9L-Regu" style:font-size-complex="12pt" style:font-weight-complex="bold"/>
    </style:style>
    <style:style style:name="P9" style:family="paragraph" style:parent-style-name="fpl_5f_presentation_5f_template_7e_LT_7e_Untertitel">
      <style:paragraph-properties fo:text-align="start" style:justify-single-word="false" style:text-autospace="none"/>
      <style:text-properties fo:color="#000000" style:text-outline="false" style:text-line-through-style="none" style:font-name="Arial1"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style>
    <style:style style:name="P10" style:family="paragraph" style:parent-style-name="Standard" style:list-style-name="L2">
      <style:paragraph-properties fo:text-align="start" style:justify-single-word="false" style:text-autospace="none"/>
      <style:text-properties fo:color="#000000" style:text-outline="false" style:text-line-through-style="none" style:font-name="Arial1" fo:font-size="12pt" fo:font-style="normal" fo:text-shadow="none" style:text-underline-style="none" fo:font-weight="normal" style:font-name-asian="NimbusRomNo9L-Regu" style:font-size-asian="12pt" style:font-style-asian="normal" style:font-weight-asian="normal" style:font-name-complex="Arial2" style:font-size-complex="12pt" style:font-style-complex="normal" style:font-weight-complex="normal" style:text-emphasize="none"/>
    </style:style>
    <style:style style:name="P11" style:family="paragraph" style:parent-style-name="Standard" style:list-style-name="L2">
      <style:paragraph-properties fo:text-align="start" style:justify-single-word="false" style:text-autospace="none"/>
      <style:text-properties fo:color="#000000" style:text-outline="false" style:text-line-through-style="none" style:font-name="Arial1"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style>
    <style:style style:name="P12" style:family="paragraph" style:parent-style-name="fpl_5f_presentation_5f_template_7e_LT_7e_Untertitel">
      <style:paragraph-properties fo:margin-left="0in" fo:margin-right="0in" fo:margin-top="0.111in" fo:margin-bottom="0in" style:line-height-at-least="0.139in" fo:text-align="start" style:justify-single-word="false" fo:text-indent="0in" style:auto-text-indent="false" style:text-autospace="none">
        <style:tab-stops>
          <style:tab-stop style:position="-0.472in"/>
          <style:tab-stop style:position="0in"/>
          <style:tab-stop style:position="0.528in"/>
          <style:tab-stop style:position="1.528in"/>
          <style:tab-stop style:position="2.528in"/>
          <style:tab-stop style:position="3.528in"/>
          <style:tab-stop style:position="4.528in"/>
          <style:tab-stop style:position="5.528in"/>
          <style:tab-stop style:position="6.528in"/>
          <style:tab-stop style:position="7.528in"/>
          <style:tab-stop style:position="8.528in"/>
          <style:tab-stop style:position="9.528in"/>
          <style:tab-stop style:position="10.528in"/>
        </style:tab-stops>
      </style:paragraph-properties>
      <style:text-properties style:use-window-font-color="true" style:text-outline="false" style:text-line-through-style="none" style:font-name="Arial1"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style>
    <style:style style:name="P13" style:family="paragraph" style:parent-style-name="fpl_5f_presentation_5f_template_7e_LT_7e_Untertitel">
      <style:paragraph-properties fo:margin-left="0in" fo:margin-right="0in" fo:margin-top="0.111in" fo:margin-bottom="0in" style:line-height-at-least="0.139in" fo:text-align="start" style:justify-single-word="false" fo:text-indent="0in" style:auto-text-indent="false" style:text-autospace="none">
        <style:tab-stops>
          <style:tab-stop style:position="-0.472in"/>
          <style:tab-stop style:position="0in"/>
          <style:tab-stop style:position="0.528in"/>
          <style:tab-stop style:position="1.528in"/>
          <style:tab-stop style:position="2.528in"/>
          <style:tab-stop style:position="3.528in"/>
          <style:tab-stop style:position="4.528in"/>
          <style:tab-stop style:position="5.528in"/>
          <style:tab-stop style:position="6.528in"/>
          <style:tab-stop style:position="7.528in"/>
          <style:tab-stop style:position="8.528in"/>
          <style:tab-stop style:position="9.528in"/>
          <style:tab-stop style:position="10.528in"/>
        </style:tab-stops>
      </style:paragraph-properties>
      <style:text-properties fo:color="#000000" style:text-outline="false" style:text-line-through-style="none" style:font-name="Arial1"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style>
    <style:style style:name="P14" style:family="paragraph" style:parent-style-name="fpl_5f_presentation_5f_template_7e_LT_7e_Untertitel">
      <style:paragraph-properties fo:margin-left="0in" fo:margin-right="0in" fo:margin-top="0.111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12pt" fo:font-style="normal" fo:text-shadow="none" style:text-underline-style="none" fo:font-weight="normal" style:font-name-asian="Arial3" style:font-size-asian="12pt" style:font-style-asian="normal" style:font-weight-asian="normal" style:font-name-complex="Arial3" style:font-size-complex="12pt" style:font-style-complex="normal" style:font-weight-complex="normal" style:text-emphasize="none"/>
    </style:style>
    <style:style style:name="P15" style:family="paragraph" style:parent-style-name="fpl_5f_presentation_5f_template_7e_LT_7e_Untertitel">
      <style:paragraph-properties fo:margin-left="0in" fo:margin-right="0in" fo:margin-top="0.111in" fo:margin-bottom="0in" style:line-height-at-least="0.139in" fo:text-align="start" style:justify-single-word="false" fo:text-indent="0in" style:auto-text-indent="false" style:text-autospace="none">
        <style:tab-stops>
          <style:tab-stop style:position="-0.472in"/>
          <style:tab-stop style:position="0in"/>
          <style:tab-stop style:position="0.528in"/>
          <style:tab-stop style:position="1.528in"/>
          <style:tab-stop style:position="2.528in"/>
          <style:tab-stop style:position="3.528in"/>
          <style:tab-stop style:position="4.528in"/>
          <style:tab-stop style:position="5.528in"/>
          <style:tab-stop style:position="6.528in"/>
          <style:tab-stop style:position="7.528in"/>
          <style:tab-stop style:position="8.528in"/>
          <style:tab-stop style:position="9.528in"/>
          <style:tab-stop style:position="10.528in"/>
        </style:tab-stops>
      </style:paragraph-properties>
      <style:text-properties fo:color="#800000" style:text-outline="false" style:text-line-through-style="none" style:font-name="Arial1" fo:font-size="12pt" fo:font-style="normal" fo:text-shadow="none" style:text-underline-style="none" fo:font-weight="bold" style:font-name-asian="Arial2" style:font-size-asian="12pt" style:font-style-asian="normal" style:font-weight-asian="bold" style:font-name-complex="Arial2" style:font-size-complex="12pt" style:font-style-complex="normal" style:font-weight-complex="bold" style:text-emphasize="none"/>
    </style:style>
    <style:style style:name="P16" style:family="paragraph" style:parent-style-name="fpl_5f_presentation_5f_template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472in"/>
          <style:tab-stop style:position="0in"/>
          <style:tab-stop style:position="0.528in"/>
          <style:tab-stop style:position="1.528in"/>
          <style:tab-stop style:position="2.528in"/>
          <style:tab-stop style:position="3.528in"/>
          <style:tab-stop style:position="4.528in"/>
          <style:tab-stop style:position="5.528in"/>
          <style:tab-stop style:position="6.528in"/>
          <style:tab-stop style:position="7.528in"/>
          <style:tab-stop style:position="8.528in"/>
          <style:tab-stop style:position="9.528in"/>
          <style:tab-stop style:position="10.528in"/>
        </style:tab-stops>
      </style:paragraph-properties>
      <style:text-properties fo:color="#000000" style:text-outline="false" style:text-line-through-style="none" style:font-name="Arial1" fo:font-size="12pt" fo:font-style="normal" fo:text-shadow="none" style:text-underline-style="none" fo:font-weight="normal" style:font-name-asian="Arial3" style:font-size-asian="12pt" style:font-style-asian="normal" style:font-weight-asian="normal" style:font-name-complex="Arial3" style:font-size-complex="12pt" style:font-style-complex="normal" style:font-weight-complex="normal" style:text-emphasize="none"/>
    </style:style>
    <style:style style:name="P17" style:family="paragraph" style:parent-style-name="fpl_5f_presentation_5f_template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font-name="Arial1" fo:font-size="12pt" style:font-name-asian="Andale Sans UI" style:font-size-asian="12pt" style:font-name-complex="Andale Sans UI" style:font-size-complex="12pt"/>
    </style:style>
    <style:style style:name="P18" style:family="paragraph" style:parent-style-name="Standard">
      <style:paragraph-properties fo:text-align="start" style:justify-single-word="false" style:text-autospace="none"/>
      <style:text-properties fo:color="#800000" style:font-name="Arial1" fo:font-size="12pt" fo:font-weight="bold" style:font-size-asian="12pt" style:font-weight-asian="bold" style:font-size-complex="12pt" style:font-weight-complex="bold"/>
    </style:style>
    <style:style style:name="P19" style:family="paragraph" style:parent-style-name="Frame_20_contents">
      <style:text-properties fo:color="#800000" style:font-name="Arial1" fo:font-size="12pt" fo:font-weight="bold" style:font-size-asian="12pt" style:font-weight-asian="bold" style:font-size-complex="12pt" style:font-weight-complex="bold"/>
    </style:style>
    <style:style style:name="P20" style:family="paragraph" style:parent-style-name="fpl_5f_presentation_5f_template_7e_LT_7e_Untertitel">
      <style:text-properties fo:color="#000000" style:font-name="Arial1" fo:font-size="12pt" fo:font-weight="normal" style:font-size-asian="12pt" style:font-weight-asian="normal" style:font-size-complex="12pt" style:font-weight-complex="normal"/>
    </style:style>
    <style:style style:name="P21" style:family="paragraph" style:parent-style-name="fpl_5f_presentation_5f_template_7e_LT_7e_Untertitel">
      <style:text-properties fo:color="#000000" style:text-outline="false" style:text-line-through-style="none" style:font-name="Arial1"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style>
    <style:style style:name="P22" style:family="paragraph" style:parent-style-name="Drawing">
      <style:text-properties fo:font-size="10pt" style:font-size-asian="10pt" style:font-size-complex="10pt"/>
    </style:style>
    <style:style style:name="P23" style:family="paragraph" style:parent-style-name="Frame_20_contents">
      <style:paragraph-properties fo:text-align="start" style:justify-single-word="false"/>
      <style:text-properties fo:color="#800000" style:font-name="Arial1" fo:font-size="12pt" fo:font-weight="bold" style:font-size-asian="12pt" style:font-weight-asian="bold" style:font-size-complex="12pt" style:font-weight-complex="bold"/>
    </style:style>
    <style:style style:name="P24" style:family="paragraph" style:parent-style-name="Frame_20_contents">
      <style:paragraph-properties fo:text-align="start" style:justify-single-word="false"/>
    </style:style>
    <style:style style:name="P25" style:family="paragraph" style:parent-style-name="Standard">
      <style:paragraph-properties fo:text-align="start" style:justify-single-word="false" style:text-autospace="none"/>
      <style:text-properties fo:color="#000000" style:font-name="Arial1" fo:font-size="13pt" style:font-name-asian="NimbusRomNo9L-Regu" style:font-size-asian="13pt" style:font-name-complex="NimbusRomNo9L-Regu" style:font-size-complex="13pt"/>
    </style:style>
    <style:style style:name="P26" style:family="paragraph" style:parent-style-name="Frame_20_contents">
      <style:text-properties style:use-window-font-color="true" style:font-name="Arial1" fo:font-size="13pt" style:font-name-asian="NimbusRomNo9L-Regu" style:font-size-asian="13pt" style:font-name-complex="NimbusRomNo9L-Regu" style:font-size-complex="13pt"/>
    </style:style>
    <style:style style:name="T1" style:family="text">
      <style:text-properties fo:color="#800000" fo:font-size="16pt" style:text-underline-style="none" fo:font-weight="bold" style:font-size-asian="16pt" style:font-weight-asian="bold" style:font-size-complex="16pt" style:font-weight-complex="bold"/>
    </style:style>
    <style:style style:name="T2" style:family="text">
      <style:text-properties style:use-window-font-color="true" fo:font-weight="bold" style:font-weight-asian="bold" style:font-weight-complex="bold"/>
    </style:style>
    <style:style style:name="T3" style:family="text">
      <style:text-properties style:use-window-font-color="true"/>
    </style:style>
    <style:style style:name="T4" style:family="text">
      <style:text-properties fo:font-weight="bold" style:font-weight-asian="bold" style:font-weight-complex="bold"/>
    </style:style>
    <style:style style:name="T5" style:family="text">
      <style:text-properties style:font-name-asian="Arial2" style:font-name-complex="Arial2"/>
    </style:style>
    <style:style style:name="T6" style:family="text">
      <style:text-properties style:font-name-asian="Andale Sans UI" style:font-name-complex="Andale Sans UI"/>
    </style:style>
    <style:style style:name="T7" style:family="text">
      <style:text-properties style:text-outline="false" style:text-line-through-style="none" fo:font-style="normal" fo:text-shadow="none" style:text-underline-style="none" fo:font-weight="normal" style:font-style-asian="normal" style:font-weight-asian="normal" style:font-style-complex="normal" style:font-weight-complex="normal" style:text-emphasize="none"/>
    </style:style>
    <style:style style:name="T8"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9" style:family="text">
      <style:text-properties style:text-outline="false" style:text-line-through-style="none" fo:font-style="normal" fo:text-shadow="none" style:text-underline-style="none" style:font-name-asian="Arial2" style:font-style-asian="normal" style:font-name-complex="Arial2" style:font-style-complex="normal" style:text-emphasize="none"/>
    </style:style>
    <style:style style:name="T10" style:family="text">
      <style:text-properties fo:color="#800000" style:font-name="Arial1" fo:font-size="12pt" fo:font-weight="bold" style:font-size-asian="12pt" style:font-weight-asian="bold" style:font-size-complex="12pt" style:font-weight-complex="bold"/>
    </style:style>
    <style:style style:name="T11" style:family="text">
      <style:text-properties fo:color="#800000" style:font-name="Arial1" fo:font-size="12pt" fo:font-weight="bold" style:font-size-asian="12pt" style:font-weight-asian="bold" style:font-size-complex="12pt" style:font-weight-complex="bold"/>
    </style:style>
    <style:style style:name="T12" style:family="text">
      <style:text-properties fo:color="#800000"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shadow="none">
        <style:columns fo:column-count="2" fo:column-gap="0in">
          <style:column style:rel-width="32767*" fo:start-indent="0in" fo:end-indent="0in"/>
          <style:column style:rel-width="32768*" fo:start-indent="0in" fo:end-indent="0in"/>
        </style:columns>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background-color="#cccccc" style:background-transparency="0%" fo:padding="0in" fo:border="none">
        <style:background-image/>
      </style:graphic-properties>
    </style:style>
    <style:style style:name="fr3"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background-color="#cccccc" style:background-transparency="0%" fo:padding="0in" fo:border="none" style:shadow="none">
        <style:background-image/>
      </style:graphic-properties>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cccccc" style:background-transparency="0%" fo:padding="0in" fo:border="none" style:shadow="none">
        <style:background-image/>
      </style:graphic-properties>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background-color="#cccccc" style:background-transparency="0%" fo:padding="0in" fo:border="none" style:shadow="none">
        <style:background-image/>
      </style:graphic-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prefix=" " style:num-suffix=" " text:bullet-char="•">
        <style:list-level-properties text:space-before="0.25in" text:min-label-width="0.25in"/>
        <style:text-properties style:font-name="StarSymbol"/>
      </text:list-level-style-bullet>
      <text:list-level-style-bullet text:level="2" text:style-name="Bullet_20_Symbols" style:num-prefix=" " style:num-suffix=" "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4854in" svg:y="0.7846in" fo:min-width="7.5252in" svg:height="9.3417in" draw:z-index="0">
        <draw:text-box draw:chain-next-name="Frame2">
          <text:p text:style-name="P1"><text:a xlink:type="simple" xlink:href="http://www.fastpathlogic.com/"><text:span text:style-name="T1">Automatic design hierarchy and interconnect generation</text:span></text:a></text:p>
          <text:p text:style-name="P2"/>
          <text:p text:style-name="P3">Fastpath Logic's <text:span text:style-name="T2">chip specification language (CSL) compiler </text:span>automates generation of the design hierarchy and the interconnect in C++ simulator, RTL testbench and RTL design code.<text:span text:style-name="T3"> </text:span></text:p>
          <text:p text:style-name="P4"/>
          <text:p text:style-name="P4">Capturing the design hierarchy and interconnect specification in a language other than RTL is more efficient for the following reasons:</text:p>
          <text:p text:style-name="P4"/>
          <text:list text:style-name="L1">
            <text:list-item>
              <text:p text:style-name="P5">The specification is separated from the implementation.</text:p>
            </text:list-item>
            <text:list-item>
              <text:p text:style-name="P5">Both C++ and RTL code is generated.</text:p>
            </text:list-item>
            <text:list-item>
              <text:p text:style-name="P5">The design hierarchy and interconnect are verified by the interconnect checker.</text:p>
            </text:list-item>
            <text:list-item>
              <text:p text:style-name="P5">An interconnect report is generated which details the connection to each bit in the hierarchy. </text:p>
            </text:list-item>
            <text:list-item>
              <text:p text:style-name="P5">The interconnect specification is sparse since connections between end points eliminate the intermediate formal to actual signals.</text:p>
            </text:list-item>
            <text:list-item>
              <text:p text:style-name="P5">Intermediate formal to actual signals are automatically generated. </text:p>
            </text:list-item>
            <text:list-item>
              <text:p text:style-name="P5">Other components such as testbenches and verification vectors need to “know” about the module interfaces and any changes to the module interfaces.</text:p>
            </text:list-item>
            <text:list-item>
              <text:p text:style-name="P5">Proliferation projects can reuse the design hierarchy and interconnect specification. </text:p>
            </text:list-item>
            <text:list-item>
              <text:p text:style-name="P5">Changes to the design hierarchy above the leaf level do not “break” connections.</text:p>
            </text:list-item>
            <text:list-item>
              <text:p text:style-name="P5">Different design hierarchies can be explored in conjunction with a floor planning tool to find any potential problems with the chip's floor plan and routing between modules. Longest paths can also be discovered.</text:p>
            </text:list-item>
            <text:list-item>
              <text:p text:style-name="P5">Interface “contracts” between RTL designers, between C++ simulator unit owners, and between C++ simulator writers, testbench writers, and RTL designers can be enforced from a central point since the C++ and RTL interfaces are automatically generated. </text:p>
            </text:list-item>
          </text:list>
          <text:p text:style-name="P4"/>
          <text:p text:style-name="P6">Generates RTL and C++ design hierarchy and instances (interconnect) code.</text:p>
          <text:p text:style-name="P7">Interconnect specification can be easily modified at the end points (more on that later).</text:p>
          <text:p text:style-name="P7">Unit interface and connectivity documentation is automatically produced.</text:p>
          <text:p text:style-name="P7">C++ unit interfaces can be automatically connected to automatically generated vector generators to create vector files for verification of the DUT.</text:p>
          <text:p text:style-name="P7">RTL units can be automatically instantiated in automatically generated testbenches.</text:p>
          <text:p text:style-name="P4"/>
          <text:p text:style-name="P4">The design hierarchy is created using a container class called a <text:span text:style-name="T4">csl_unit</text:span>. Connectivity objects are instantiated in the <text:span text:style-name="T4">csl_unit</text:span>. Connectivity objects include the following:</text:p>
          <text:p text:style-name="P4"/>
          <text:p text:style-name="P8">Interconnect types</text:p>
          <text:p text:style-name="P9">The following types are used to build chip interconnects and design hierarchies</text:p>
          <text:list text:style-name="L2">
            <text:list-item>
              <text:p text:style-name="P10">Enumerated types </text:p>
            </text:list-item>
            <text:list-item>
              <text:p text:style-name="P11">Bit ranges </text:p>
            </text:list-item>
            <text:list-item>
              <text:p text:style-name="P11">Fields </text:p>
            </text:list-item>
            <text:list-item>
              <text:p text:style-name="P11">Signals </text:p>
            </text:list-item>
            <text:list-item>
              <text:p text:style-name="P11">Signal groups </text:p>
            </text:list-item>
            <text:list-item>
              <text:p text:style-name="P11">Ports </text:p>
            </text:list-item>
            <text:list-item>
              <text:p text:style-name="P11">Interfaces </text:p>
            </text:list-item>
            <text:list-item>
              <text:p text:style-name="P11">Units </text:p>
            </text:list-item>
          </text:list>
          <text:p text:style-name="P12">Enum types are declared only in the global scope. An enum is a collection of named integer constants, called enum items. Enum items can have a value assigned.</text:p>
          <text:p text:style-name="P9">Bitranges are objects in CSL and can have an upper and lower index or a width.</text:p>
          <text:p text:style-name="P13"><text:span text:style-name="T5">Bitranges can be added to the following CSL connectivity objects: field, signal, and port. Bit ranges are a variable in CSL.</text:span></text:p>
          <text:p text:style-name="P14">Fields are inherited from bit range. Fields can have an associated name. Fields can have an associated enum or enum item. Fields are an object in CSL. Fields can be non-hierarchical or hierarchical.</text:p>
          <text:p text:style-name="P13">Units contains an interface and unit instances.</text:p>
          <text:p text:style-name="P15">Auto Connect statements</text:p>
          <text:p text:style-name="P13">Connectivity objects include signals which connect the unit instances to each other, formal to actual name mappings in the unit instantiations (name changes, constant assignments, concatenations, expressions, and part selects).</text:p>
          <text:p text:style-name="P16"><text:span text:style-name="T6">Signal groups: </text:span>Group signals and other signal groups together into aggregate structures.</text:p>
          <text:p text:style-name="P17"><text:span text:style-name="T7">Interfaces: g</text:span><text:span text:style-name="T8">roup</text:span><text:span text:style-name="T7"> ports and other interfaces together into aggregate structures.</text:span></text:p>
          <text:p text:style-name="P18"/>
          <text:p text:style-name="P19">Auto router</text:p>
          <text:p text:style-name="P20"><text:span text:style-name="T9">The cslc auto router automatically connects endpoints in different modules. Intermediate connections, formal to actuals, are automatically <text:s/>created. Changes in the design hierarchy do not affect connect statements. </text:span></text:p>
          <text:p text:style-name="P21">The following example shows a design hierarchy. The two end points are connected via a CSL connect statement. </text:p>
          <text:p text:style-name="P20"><draw:frame draw:style-name="fr2" draw:name="Frame4" text:anchor-type="paragraph" svg:x="0.0134in" svg:y="0.0693in" svg:width="3.0283in" draw:z-index="6"><draw:text-box fo:min-height="0.5654in"><text:p text:style-name="P22"><draw:frame draw:style-name="fr3" draw:name="Object1" text:anchor-type="paragraph" svg:x="-0.0008in" svg:y="0.0839in" svg:width="3.0311in" style:rel-width="100%" svg:height="0.5146in" style:rel-height="scale" draw:z-index="7"><draw:object xlink:href="./Object 2" xlink:type="simple" xlink:show="embed" xlink:actuate="onLoad"/><draw:image xlink:href="./ObjectReplacements/Object 2" xlink:type="simple" xlink:show="embed" xlink:actuate="onLoad"/></draw:frame>Figure <text:sequence text:ref-name="refDrawing1" text:name="Drawing" text:formula="ooow:Drawing+1" style:num-format="1">1</text:sequence>.Connection end points</text:p></draw:text-box></draw:frame><text:span text:style-name="T9">The intermediate formal to actual mappings are added to the module instances in the C++ simulator and RTL design code. The connection between the two end points is show in figure 2. </text:span></text:p>
          <text:p text:style-name="P20"><draw:frame draw:style-name="fr4" draw:name="Frame3" text:anchor-type="paragraph" svg:x="0.0134in" svg:y="0.0693in" svg:width="3.0283in" draw:z-index="4"><draw:text-box fo:min-height="0.5654in"><text:p text:style-name="P22"><draw:frame draw:style-name="fr5" draw:name="Object2" text:anchor-type="paragraph" svg:x="0.0016in" svg:y="0.0008in" svg:width="3.0283in" style:rel-width="100%" svg:height="0.5654in" style:rel-height="scale" draw:z-index="5"><draw:object xlink:href="./Object 1" xlink:type="simple" xlink:show="embed" xlink:actuate="onLoad"/><draw:image xlink:href="./ObjectReplacements/Object 1" xlink:type="simple" xlink:show="embed" xlink:actuate="onLoad"/></draw:frame>Figure <text:sequence text:ref-name="refDrawing0" text:name="Drawing" text:formula="ooow:Drawing+1" style:num-format="1">2</text:sequence>.Connection between endpoints</text:p></draw:text-box></draw:frame><text:span text:style-name="T9">Interconnect documentation is generated for each module interface and for each instance.</text:span></text:p>
          <text:p text:style-name="P21"/>
          <text:p text:style-name="P19">Fastpath Logic, Inc.</text:p>
          <text:p text:style-name="P19">PO Box 188 </text:p>
          <text:p text:style-name="P23">Palo Alto, CA, 94302-0188</text:p>
          <text:p text:style-name="P23">Phone 650-331-0702</text:p>
          <text:p text:style-name="P24"><text:span text:style-name="T10">email <text:s text:c="2"/></text:span><text:a xlink:type="simple" xlink:href="mailto:info@fastpathlogic.com"><text:span text:style-name="T11">info@fastpathlogic.com</text:span></text:a></text:p>
          <text:p text:style-name="P25"><text:span text:style-name="T12">web <text:s text:c="4"/></text:span><text:a xlink:type="simple" xlink:href="http://www.fastpathlogic.com/"><text:span text:style-name="T11">www.fastpathlogic.com</text:span></text:a></text:p>
        </draw:text-box>
      </draw:frame>
      <draw:frame draw:style-name="fr1" draw:name="Frame2" text:anchor-type="page" text:anchor-page-number="2" svg:x="0.4854in" svg:y="0in" fo:min-width="7.5252in" svg:height="10.1366in" draw:z-index="3">
        <draw:text-box>
          <text:p text:style-name="P26"><text:a xlink:type="simple" xlink:href="http://www.fastpathlogic.com/"><text:span text:style-name="T1"/></text:a></text:p>
        </draw:text-box>
      </draw:fram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NimbusRomNo9L-Regu" svg:font-family="NimbusRomNo9L-Regu"/>
    <style:font-face style:name="Tahoma1" svg:font-family="Tahoma"/>
    <style:font-face style:name="Arial2" svg:font-family="Arial" style:font-family-generic="swiss"/>
    <style:font-face style:name="Courier New" svg:font-family="'Courier New'" style:font-family-generic="swiss" style:font-pitch="fixed"/>
    <style:font-face style:name="Arial3" svg:font-family="Arial" style:font-family-generic="decorative" style:font-pitch="variable"/>
    <style:font-face style:name="Times New Roman" svg:font-family="'Times New Roman'" style:font-family-generic="decorative" style:font-pitch="variable"/>
    <style:font-face style:name="Andale Sans UI" svg:font-family="'Andale Sans UI'" style:font-family-generic="swiss" style:font-pitch="variable"/>
    <style:font-face style:name="Arial1"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font-name-asian="Bitstream Vera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1in" fo:text-indent="0in" style:auto-text-indent="false"/>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background-color="#999999" fo:keep-with-next="always">
        <style:background-image/>
      </style:paragraph-properties>
      <style:text-properties style:font-name="Arial1" fo:font-size="14pt" style:font-name-asian="Tahoma" style:font-size-asian="14pt" style:font-name-complex="Tahoma" style:font-size-complex="14pt"/>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fo:margin-left="0in" fo:margin-right="0.3in" fo:text-indent="0in" style:auto-text-indent="false" fo:background-color="transparent" text:number-lines="false" text:line-number="0">
        <style:tab-stops>
          <style:tab-stop style:position="5in" style:type="center"/>
          <style:tab-stop style:position="10in" style:type="right"/>
        </style:tab-stops>
        <style:background-image/>
      </style:paragraph-properties>
    </style:style>
    <style:style style:name="Header_20_left" style:display-name="Header left" style:family="paragraph" style:parent-style-name="Standard" style:class="extra">
      <style:paragraph-properties text:number-lines="false" text:line-number="0">
        <style:tab-stops>
          <style:tab-stop style:position="5in" style:type="center"/>
          <style:tab-stop style:position="10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5in" style:type="center"/>
          <style:tab-stop style:position="10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top="0in" fo:margin-bottom="0in" fo:background-color="transparent">
        <style:background-image/>
      </style:paragraph-properties>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fpl_5f_presentation_5f_template_7e_LT_7e_Gliederung_20_1" style:display-name="fpl_presentation_template~LT~Gliederung 1" style:family="paragraph">
      <style:paragraph-properties fo:margin-left="0.3752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ndale Sans UI" fo:font-size="32pt" fo:font-style="normal" fo:text-shadow="none" style:text-underline-style="none" fo:font-weight="normal" style:font-name-asian="Andale Sans UI" style:font-size-asian="32pt" style:font-style-asian="normal" style:font-weight-asian="normal" style:font-name-complex="Andale Sans UI" style:font-size-complex="32pt" style:font-style-complex="normal" style:font-weight-complex="normal" style:text-emphasize="none"/>
    </style:style>
    <style:style style:name="fpl_5f_presentation_5f_template_7e_LT_7e_Gliederung_20_2" style:display-name="fpl_presentation_template~LT~Gliederung 2" style:family="paragraph" style:parent-style-name="fpl_5f_presentation_5f_template_7e_LT_7e_Gliederung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fpl_5f_presentation_5f_template_7e_LT_7e_Gliederung_20_3" style:display-name="fpl_presentation_template~LT~Gliederung 3" style:family="paragraph" style:parent-style-name="fpl_5f_presentation_5f_template_7e_LT_7e_Gliederung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fpl_5f_presentation_5f_template_7e_LT_7e_Gliederung_20_4" style:display-name="fpl_presentation_template~LT~Gliederung 4" style:family="paragraph" style:parent-style-name="fpl_5f_presentation_5f_template_7e_LT_7e_Gliederung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fpl_5f_presentation_5f_template_7e_LT_7e_Gliederung_20_5" style:display-name="fpl_presentation_template~LT~Gliederung 5" style:family="paragraph" style:parent-style-name="fpl_5f_presentation_5f_template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fpl_5f_presentation_5f_template_7e_LT_7e_Gliederung_20_6" style:display-name="fpl_presentation_template~LT~Gliederung 6" style:family="paragraph" style:parent-style-name="fpl_5f_presentation_5f_template_7e_LT_7e_Gliederung_20_5"/>
    <style:style style:name="fpl_5f_presentation_5f_template_7e_LT_7e_Gliederung_20_7" style:display-name="fpl_presentation_template~LT~Gliederung 7" style:family="paragraph" style:parent-style-name="fpl_5f_presentation_5f_template_7e_LT_7e_Gliederung_20_6"/>
    <style:style style:name="fpl_5f_presentation_5f_template_7e_LT_7e_Gliederung_20_8" style:display-name="fpl_presentation_template~LT~Gliederung 8" style:family="paragraph" style:parent-style-name="fpl_5f_presentation_5f_template_7e_LT_7e_Gliederung_20_7"/>
    <style:style style:name="fpl_5f_presentation_5f_template_7e_LT_7e_Gliederung_20_9" style:display-name="fpl_presentation_template~LT~Gliederung 9" style:family="paragraph" style:parent-style-name="fpl_5f_presentation_5f_template_7e_LT_7e_Gliederung_20_8"/>
    <style:style style:name="fpl_5f_presentation_5f_template_7e_LT_7e_Titel" style:display-name="fpl_presentation_template~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36pt" fo:font-style="normal" fo:text-shadow="none" style:text-underline-style="none" fo:font-weight="normal" style:font-name-asian="Andale Sans UI" style:font-size-asian="36pt" style:font-style-asian="normal" style:font-weight-asian="normal" style:font-name-complex="Andale Sans UI" style:font-size-complex="36pt" style:font-style-complex="normal" style:font-weight-complex="normal" style:text-emphasize="none"/>
    </style:style>
    <style:style style:name="fpl_5f_presentation_5f_template_7e_LT_7e_Untertitel" style:display-name="fpl_presentation_template~LT~Untertitel"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32pt" fo:font-style="normal" fo:text-shadow="none" style:text-underline-style="none" fo:font-weight="normal" style:font-name-asian="Andale Sans UI" style:font-size-asian="32pt" style:font-style-asian="normal" style:font-weight-asian="normal" style:font-name-complex="Andale Sans UI" style:font-size-complex="32pt" style:font-style-complex="normal" style:font-weight-complex="normal" style:text-emphasize="none"/>
    </style:style>
    <style:style style:name="fpl_5f_presentation_5f_template_7e_LT_7e_Notizen" style:display-name="fpl_presentation_template~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12pt" fo:font-style="normal" fo:text-shadow="none" style:text-underline-style="none" fo:font-weight="normal" style:font-name-asian="Andale Sans UI" style:font-size-asian="12pt" style:font-style-asian="normal" style:font-weight-asian="normal" style:font-name-complex="Andale Sans UI" style:font-size-complex="12pt" style:font-style-complex="normal" style:font-weight-complex="normal" style:text-emphasize="none"/>
    </style:style>
    <style:style style:name="fpl_5f_presentation_5f_template_7e_LT_7e_Hintergrundobjekte" style:display-name="fpl_presentation_template~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fpl_5f_presentation_5f_template_7e_LT_7e_Hintergrund" style:display-name="fpl_presentation_template~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36pt" fo:font-style="normal" fo:text-shadow="none" style:text-underline-style="none" fo:font-weight="normal" style:font-name-asian="Andale Sans UI" style:font-size-asian="36pt" style:font-style-asian="normal" style:font-weight-asian="normal" style:font-name-complex="Andale Sans UI" style:font-size-complex="36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12pt" fo:font-style="normal" fo:text-shadow="none" style:text-underline-style="none" fo:font-weight="normal" style:font-name-asian="Andale Sans UI" style:font-size-asian="12pt" style:font-style-asian="normal" style:font-weight-asian="normal" style:font-name-complex="Andale Sans UI" style:font-size-complex="12pt" style:font-style-complex="normal" style:font-weight-complex="normal" style:text-emphasize="none"/>
    </style:style>
    <style:style style:name="Outline_20_1" style:display-name="Outline 1" style:family="paragraph">
      <style:paragraph-properties fo:margin-left="0.3752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ndale Sans UI" fo:font-size="32pt" fo:font-style="normal" fo:text-shadow="none" style:text-underline-style="none" fo:font-weight="normal" style:font-name-asian="Andale Sans UI" style:font-size-asian="32pt" style:font-style-asian="normal" style:font-weight-asian="normal" style:font-name-complex="Andale Sans UI" style:font-size-complex="32pt" style:font-style-complex="normal" style:font-weight-complex="normal" style:text-emphasize="none"/>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36pt" fo:font-style="normal" fo:text-shadow="none" style:text-underline-style="none" fo:font-weight="normal" style:font-name-asian="Andale Sans UI" style:font-size-asian="36pt" style:font-style-asian="normal" style:font-weight-asian="normal" style:font-name-complex="Andale Sans UI" style:font-size-complex="36pt" style:font-style-complex="normal" style:font-weight-complex="normal" style:text-emphasize="none"/>
    </style:style>
    <style:style style:name="Normal" style:family="paragraph">
      <style:paragraph-properties fo:margin-top="0.122in" fo:margin-bottom="0.122in" style:text-autospace="none"/>
    </style:style>
    <style:style style:name="Definition_20_Term" style:display-name="Definition Term" style:family="paragraph">
      <style:paragraph-properties style:text-autospace="none"/>
    </style:style>
    <style:style style:name="Definition_20_List" style:display-name="Definition List" style:family="paragraph">
      <style:paragraph-properties fo:margin-left="0.4409in" fo:margin-right="0in" fo:text-indent="0in" style:auto-text-indent="false" style:text-autospace="none"/>
    </style:style>
    <style:style style:name="Definition" style:family="paragraph">
      <style:paragraph-properties style:text-autospace="none"/>
      <style:text-properties fo:font-style="italic" style:font-style-asian="italic" style:font-style-complex="italic"/>
    </style:style>
    <style:style style:name="H1" style:family="paragraph">
      <style:paragraph-properties fo:margin-top="0.122in" fo:margin-bottom="0.122in" style:text-autospace="none"/>
      <style:text-properties fo:font-size="24pt" fo:font-weight="bold" style:letter-kerning="true" style:font-size-asian="24pt" style:font-weight-asian="bold" style:font-size-complex="24pt" style:font-weight-complex="bold"/>
    </style:style>
    <style:style style:name="H2" style:family="paragraph">
      <style:paragraph-properties fo:margin-top="0.122in" fo:margin-bottom="0.122in" style:text-autospace="none"/>
      <style:text-properties fo:font-size="18pt" fo:font-weight="bold" style:font-size-asian="18pt" style:font-weight-asian="bold" style:font-size-complex="18pt" style:font-weight-complex="bold"/>
    </style:style>
    <style:style style:name="H3" style:family="paragraph">
      <style:paragraph-properties fo:margin-top="0.122in" fo:margin-bottom="0.122in" style:text-autospace="none"/>
      <style:text-properties fo:font-size="14pt" fo:font-weight="bold" style:font-size-asian="14pt" style:font-weight-asian="bold" style:font-size-complex="14pt" style:font-weight-complex="bold"/>
    </style:style>
    <style:style style:name="H4" style:family="paragraph">
      <style:paragraph-properties fo:margin-top="0.122in" fo:margin-bottom="0.122in" style:text-autospace="none"/>
      <style:text-properties fo:font-size="12pt" fo:font-weight="bold" style:font-size-asian="12pt" style:font-weight-asian="bold" style:font-size-complex="12pt" style:font-weight-complex="bold"/>
    </style:style>
    <style:style style:name="H5" style:family="paragraph">
      <style:paragraph-properties fo:margin-top="0.122in" fo:margin-bottom="0.122in" style:text-autospace="none"/>
      <style:text-properties fo:font-size="10pt" fo:font-weight="bold" style:font-size-asian="10pt" style:font-weight-asian="bold" style:font-size-complex="10pt" style:font-weight-complex="bold"/>
    </style:style>
    <style:style style:name="H6" style:family="paragraph">
      <style:paragraph-properties fo:margin-top="0.122in" fo:margin-bottom="0.122in" style:text-autospace="none"/>
      <style:text-properties fo:font-size="8pt" fo:font-weight="bold" style:font-size-asian="8pt" style:font-weight-asian="bold" style:font-size-complex="8pt" style:font-weight-complex="bold"/>
    </style:style>
    <style:style style:name="Address" style:family="paragraph">
      <style:paragraph-properties style:text-autospace="none"/>
      <style:text-properties fo:font-style="italic" style:font-style-asian="italic" style:font-style-complex="italic"/>
    </style:style>
    <style:style style:name="Blockquote" style:family="paragraph">
      <style:paragraph-properties fo:margin-left="0.4409in" fo:margin-right="0.4409in" fo:margin-top="0.122in" fo:margin-bottom="0.122in" fo:text-indent="0in"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 fo:font-size="10pt" style:font-name-asian="Courier New" style:font-size-asian="10pt" style:font-name-complex="Courier New" style:font-size-complex="10pt"/>
    </style:style>
    <style:style style:name="Emphasis" style:family="paragraph">
      <style:paragraph-properties style:text-autospace="none"/>
      <style:text-properties fo:font-style="italic" style:text-underline-style="none" style:font-style-asian="italic" style:font-style-complex="italic"/>
    </style:style>
    <style:style style:name="Hyperlink" style:family="paragraph">
      <style:paragraph-properties style:text-autospace="none"/>
      <style:text-properties fo:color="#0000ff" style:text-underline-style="solid" style:text-underline-width="auto" style:text-underline-color="font-color"/>
    </style:style>
    <style:style style:name="FollowedHyperlink" style:family="paragraph">
      <style:paragraph-properties style:text-autospace="none"/>
      <style:text-properties fo:color="#800080" style:text-underline-style="solid" style:text-underline-width="auto" style:text-underline-color="font-color"/>
    </style:style>
    <style:style style:name="Keyboard" style:family="paragraph">
      <style:paragraph-properties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Preformatted" style:family="paragraph">
      <style:paragraph-properties fo:margin-top="0in" fo:margin-bottom="0in" style:text-autospace="none">
        <style:tab-stops>
          <style:tab-stop style:position="0in"/>
          <style:tab-stop style:position="1.1752in"/>
          <style:tab-stop style:position="2.3492in"/>
          <style:tab-stop style:position="3.5244in"/>
          <style:tab-stop style:position="4.6984in"/>
          <style:tab-stop style:position="5.8736in"/>
          <style:tab-stop style:position="7.048in"/>
          <style:tab-stop style:position="8.2228in"/>
          <style:tab-stop style:position="9.398in"/>
          <style:tab-stop style:position="10.572in"/>
          <style:tab-stop style:position="11.7472in"/>
        </style:tab-stops>
      </style:paragraph-properties>
      <style:text-properties style:font-name="Courier New" fo:font-size="10pt" style:font-name-asian="Courier New" style:font-size-asian="10pt" style:font-name-complex="Courier New" style:font-size-complex="10pt"/>
    </style:style>
    <style:style style:name="z-Bottom_20_of_20_Form" style:display-name="z-Bottom of Form" style:family="paragraph">
      <style:paragraph-properties fo:text-align="center" style:justify-single-word="false" style:text-autospace="none"/>
      <style:text-properties style:font-name="Arial2" fo:font-size="8pt" style:font-name-asian="Arial2" style:font-size-asian="8pt" style:font-name-complex="Arial2" style:font-size-complex="8pt"/>
    </style:style>
    <style:style style:name="z-Top_20_of_20_Form" style:display-name="z-Top of Form" style:family="paragraph">
      <style:paragraph-properties fo:text-align="center" style:justify-single-word="false" style:text-autospace="none"/>
      <style:text-properties style:font-name="Arial2" fo:font-size="8pt" style:font-name-asian="Arial2" style:font-size-asian="8pt" style:font-name-complex="Arial2" style:font-size-complex="8pt"/>
    </style:style>
    <style:style style:name="Sample" style:family="paragraph">
      <style:paragraph-properties style:text-autospace="none"/>
      <style:text-properties style:font-name="Courier New" style:font-name-asian="Courier New" style:font-name-complex="Courier New"/>
    </style:style>
    <style:style style:name="Strong" style:family="paragraph">
      <style:paragraph-properties style:text-autospace="none"/>
      <style:text-properties fo:font-weight="bold" style:font-weight-asian="bold" style:font-weight-complex="bold"/>
    </style:style>
    <style:style style:name="Typewriter" style:family="paragraph">
      <style:paragraph-properties style:text-autospace="none"/>
      <style:text-properties style:font-name="Courier New" fo:font-size="10pt" style:font-name-asian="Courier New" style:font-size-asian="10pt" style:font-name-complex="Courier New" style:font-size-complex="10pt"/>
    </style:style>
    <style:style style:name="Variab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style:style>
    <style:style style:name="Comment" style:family="paragraph">
      <style:paragraph-properties style:text-autospace="none"/>
    </style:style>
    <style:style style:name="WW-Title12"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36pt" fo:font-style="normal" fo:text-shadow="none" style:text-underline-style="none" fo:font-weight="normal" style:font-name-asian="Andale Sans UI" style:font-size-asian="36pt" style:font-style-asian="normal" style:font-weight-asian="normal" style:font-name-complex="Andale Sans UI" style:font-size-complex="36pt" style:font-style-complex="normal" style:font-weight-complex="normal" style:text-emphasize="none"/>
    </style:style>
    <style:style style:name="WW-Title123"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36pt" fo:font-style="normal" fo:text-shadow="none" style:text-underline-style="none" fo:font-weight="normal" style:font-name-asian="Andale Sans UI" style:font-size-asian="36pt" style:font-style-asian="normal" style:font-weight-asian="normal" style:font-name-complex="Andale Sans UI" style:font-size-complex="36pt" style:font-style-complex="normal" style:font-weight-complex="normal" style:text-emphasize="none"/>
    </style:style>
    <style:style style:name="WW-Title1234"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36pt" fo:font-style="normal" fo:text-shadow="none" style:text-underline-style="none" fo:font-weight="normal" style:font-name-asian="Andale Sans UI" style:font-size-asian="36pt" style:font-style-asian="normal" style:font-weight-asian="normal" style:font-name-complex="Andale Sans UI" style:font-size-complex="36pt" style:font-style-complex="normal" style:font-weight-complex="normal" style:text-emphasize="none"/>
    </style:style>
    <style:style style:name="WW-Title12345"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36pt" fo:font-style="normal" fo:text-shadow="none" style:text-underline-style="none" fo:font-weight="normal" style:font-name-asian="Andale Sans UI" style:font-size-asian="36pt" style:font-style-asian="normal" style:font-weight-asian="normal" style:font-name-complex="Andale Sans UI" style:font-size-complex="36pt" style:font-style-complex="normal" style:font-weight-complex="normal" style:text-emphasize="none"/>
    </style:style>
    <style:style style:name="WW-Title123456"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36pt" fo:font-style="normal" fo:text-shadow="none" style:text-underline-style="none" fo:font-weight="normal" style:font-name-asian="Andale Sans UI" style:font-size-asian="36pt" style:font-style-asian="normal" style:font-weight-asian="normal" style:font-name-complex="Andale Sans UI" style:font-size-complex="36pt" style:font-style-complex="normal" style:font-weight-complex="normal" style:text-emphasize="none"/>
    </style:style>
    <style:style style:name="WW-Title1234567"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36pt" fo:font-style="normal" fo:text-shadow="none" style:text-underline-style="none" fo:font-weight="normal" style:font-name-asian="Andale Sans UI" style:font-size-asian="36pt" style:font-style-asian="normal" style:font-weight-asian="normal" style:font-name-complex="Andale Sans UI" style:font-size-complex="36pt" style:font-style-complex="normal" style:font-weight-complex="normal" style:text-emphasize="none"/>
    </style:style>
    <style:style style:name="WW-Title12345678"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36pt" fo:font-style="normal" fo:text-shadow="none" style:text-underline-style="none" fo:font-weight="normal" style:font-name-asian="Andale Sans UI" style:font-size-asian="36pt" style:font-style-asian="normal" style:font-weight-asian="normal" style:font-name-complex="Andale Sans UI" style:font-size-complex="36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color="#ffffff" fo:font-size="32pt" style:font-size-asian="32pt" style:font-size-complex="32pt"/>
    </style:style>
    <style:style style:name="P2" style:family="paragraph" style:parent-style-name="Header">
      <style:text-properties fo:color="#800000" style:font-name="Arial1" fo:font-size="16pt" style:font-size-asian="28pt" style:font-size-complex="28pt"/>
    </style:style>
    <style:style style:name="T1" style:family="text">
      <style:text-properties fo:color="#800000" fo:font-weight="bold" style:font-weight-asian="bold" style:font-weight-complex="bold"/>
    </style:style>
    <style:style style:name="T2" style:family="text">
      <style:text-properties style:font-name="Arial1"/>
    </style:style>
    <style:style style:name="T3" style:family="text">
      <style:text-properties fo:color="#000000" style:text-line-through-style="none" style:font-name="Arial3" fo:font-size="12pt" fo:font-style="normal" fo:text-shadow="none"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fr1" style:family="graphic" style:parent-style-name="Frame">
      <style:graphic-properties style:vertical-pos="from-top" style:vertical-rel="paragraph" style:horizontal-pos="from-left" style:horizontal-rel="paragraph" fo:padding="0in" fo:border="none" style:shadow="none"/>
    </style:style>
    <style:page-layout style:name="pm1">
      <style:page-layout-properties fo:page-width="8.5in" fo:page-height="11in" style:num-format="1" style:print-orientation="portrait" fo:margin-top="0.3in" fo:margin-bottom="0.3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in" style:shadow="none" fo:background-color="transparent" style:dynamic-spacing="false">
          <style:background-image/>
        </style:header-footer-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598in" fo:margin-left="0in" fo:margin-right="0in" fo:margin-bottom="0.2in" style:dynamic-spacing="false"/>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598in" fo:margin-left="0in" fo:margin-right="0in" fo:margin-bottom="0.2in" style:dynamic-spacing="false"/>
      </style:header-styl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598in" fo:margin-left="0in" fo:margin-right="0in" fo:margin-bottom="0.2in" style:dynamic-spacing="false"/>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draw:frame draw:style-name="fr1" draw:name="Frame9" text:anchor-type="paragraph" svg:x="3.198in" svg:y="0.0299in" svg:width="0.298in" draw:z-index="2"><draw:text-box fo:min-height="0.2689in"><text:p text:style-name="P2">™</text:p></draw:text-box></draw:frame><text:span text:style-name="T1">Fastpath Logic</text:span><text:span text:style-name="T2"> s</text:span></text:p>
      </style:header>
      <style:footer>
        <text:p text:style-name="Footer"><text:date style:data-style-name="N37" text:date-value="2008-02-15T22:38:27.99">02/15/08</text:date><text:tab/> <text:span text:style-name="T3">Copyright © 2008 Fastpath Logic, Inc. <text:s text:c="10"/><text:tab/> <text:s text:c="2"/></text:span><text:span text:style-name="T3"><text:page-number text:select-page="current">1</text:page-number></text:span><text:span text:style-name="T3">/</text:span><text:span text:style-name="T3"><text:page-count>2</text:page-count></text:span><text:span text:style-name="T3"> <text:s text:c="20"/></text:span></text:p>
      </style:footer>
    </style:master-page>
    <style:master-page style:name="First_20_Page" style:display-name="First Page" style:page-layout-name="pm2" style:next-style-name="Standard">
      <style:header>
        <text:p text:style-name="Header"/>
      </style:header>
    </style:master-page>
    <style:master-page style:name="Left_20_Page" style:display-name="Left Page" style:page-layout-name="pm3">
      <style:header>
        <text:p text:style-name="Header"/>
      </style:header>
    </style:master-page>
    <style:master-page style:name="Right_20_Page" style:display-name="Right Page" style:page-layout-name="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Agent 007</meta:initial-creator>
    <meta:creation-date>2008-01-17T14:17:52</meta:creation-date>
    <dc:creator>Agent 007</dc:creator>
    <dc:date>2008-02-15T22:38:28</dc:date>
    <dc:language>en-US</dc:language>
    <meta:editing-cycles>295</meta:editing-cycles>
    <meta:editing-duration>P7DT17H53M38S</meta:editing-duration>
    <meta:user-defined meta:name="Info 1"/>
    <meta:user-defined meta:name="Info 2"/>
    <meta:user-defined meta:name="Info 3"/>
    <meta:user-defined meta:name="Info 4"/>
    <meta:document-statistic meta:table-count="0" meta:image-count="0" meta:object-count="2" meta:page-count="2" meta:paragraph-count="55" meta:word-count="633" meta:character-count="43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3a3a3" draw:textarea-horizontal-align="center" draw:textarea-vertical-align="middle"/>
    </style:style>
    <style:style style:name="gr2" style:family="graphic" style:parent-style-name="standard">
      <style:graphic-properties draw:fill="solid" draw:fill-color="#000000" draw:textarea-horizontal-align="center" draw:textarea-vertical-align="middle"/>
    </style:style>
    <style:style style:name="gr3" style:family="graphic" style:parent-style-name="standard">
      <style:graphic-properties draw:marker-end=""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draw:rect draw:style-name="gr1" draw:text-style-name="P1" draw:layer="layout" svg:width="6.239cm" svg:height="1.552cm" svg:x="0.635cm" svg:y="8.255cm">
          <text:p/>
        </draw:rect>
        <draw:g>
          <draw:rect draw:style-name="gr1" draw:text-style-name="P1" draw:layer="layout" svg:width="2.182cm" svg:height="1.089cm" svg:x="0.838cm" svg:y="8.532cm">
            <text:p/>
          </draw:rect>
          <draw:rect draw:style-name="gr1" draw:text-style-name="P1" draw:layer="layout" svg:width="1.637cm" svg:height="0.725cm" svg:x="1.111cm" svg:y="8.714cm">
            <text:p/>
          </draw:rect>
          <draw:rect draw:style-name="gr1" draw:text-style-name="P1" draw:layer="layout" svg:width="1.091cm" svg:height="0.363cm" svg:x="1.384cm" svg:y="8.895cm">
            <text:p/>
          </draw:rect>
        </draw:g>
        <draw:g>
          <draw:rect draw:style-name="gr1" draw:text-style-name="P1" draw:layer="layout" svg:width="2.182cm" svg:height="1.089cm" svg:x="4.338cm" svg:y="8.533cm">
            <text:p/>
          </draw:rect>
          <draw:rect draw:style-name="gr1" draw:text-style-name="P1" draw:layer="layout" svg:width="1.637cm" svg:height="0.725cm" svg:x="4.611cm" svg:y="8.715cm">
            <text:p/>
          </draw:rect>
          <draw:rect draw:style-name="gr1" draw:text-style-name="P1" draw:layer="layout" svg:width="1.091cm" svg:height="0.363cm" svg:x="4.884cm" svg:y="8.896cm">
            <text:p/>
          </draw:rect>
        </draw:g>
        <draw:rect draw:style-name="gr2" draw:text-style-name="P1" draw:layer="layout" svg:width="0.144cm" svg:height="0.091cm" svg:x="2.416cm" svg:y="8.997cm">
          <text:p/>
        </draw:rect>
        <draw:rect draw:style-name="gr2" draw:text-style-name="P1" draw:layer="layout" svg:width="0.144cm" svg:height="0.091cm" svg:x="4.845cm" svg:y="8.998cm">
          <text:p/>
        </draw:rect>
        <draw:line draw:style-name="gr3" draw:text-style-name="P1" draw:layer="layout" svg:x1="2.584cm" svg:y1="9.046cm" svg:x2="4.909cm" svg:y2="9.046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Symmetric_20_Arrow" draw:display-name="Symmetric Arrow" svg:viewBox="0 0 1131 902" svg:d="m564 0-564 902h1131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152cm" draw:marker-start-center="false" draw:marker-end="Symmetric_20_Arrow" draw:marker-end-width="0.152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3a3a3" draw:textarea-horizontal-align="center" draw:textarea-vertical-align="middle"/>
    </style:style>
    <style:style style:name="gr2" style:family="graphic" style:parent-style-name="standard">
      <style:graphic-properties draw:fill="solid" draw:fill-color="#000000"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office:forms form:automatic-focus="false" form:apply-design-mode="false"/>
        <draw:rect draw:style-name="gr1" draw:text-style-name="P1" draw:layer="layout" svg:width="6.239cm" svg:height="1.552cm" svg:x="0.635cm" svg:y="8.255cm">
          <text:p/>
        </draw:rect>
        <draw:g>
          <draw:rect draw:style-name="gr1" draw:text-style-name="P1" draw:layer="layout" svg:width="2.182cm" svg:height="1.089cm" svg:x="0.838cm" svg:y="8.532cm">
            <text:p/>
          </draw:rect>
          <draw:rect draw:style-name="gr1" draw:text-style-name="P1" draw:layer="layout" svg:width="1.637cm" svg:height="0.725cm" svg:x="1.111cm" svg:y="8.714cm">
            <text:p/>
          </draw:rect>
          <draw:rect draw:style-name="gr1" draw:text-style-name="P1" draw:layer="layout" svg:width="1.091cm" svg:height="0.363cm" svg:x="1.384cm" svg:y="8.895cm">
            <text:p/>
          </draw:rect>
        </draw:g>
        <draw:g>
          <draw:rect draw:style-name="gr1" draw:text-style-name="P1" draw:layer="layout" svg:width="2.182cm" svg:height="1.089cm" svg:x="4.338cm" svg:y="8.533cm">
            <text:p/>
          </draw:rect>
          <draw:rect draw:style-name="gr1" draw:text-style-name="P1" draw:layer="layout" svg:width="1.637cm" svg:height="0.725cm" svg:x="4.611cm" svg:y="8.715cm">
            <text:p/>
          </draw:rect>
          <draw:rect draw:style-name="gr1" draw:text-style-name="P1" draw:layer="layout" svg:width="1.091cm" svg:height="0.363cm" svg:x="4.884cm" svg:y="8.896cm">
            <text:p/>
          </draw:rect>
        </draw:g>
        <draw:rect draw:style-name="gr2" draw:text-style-name="P1" draw:layer="layout" svg:width="0.144cm" svg:height="0.091cm" svg:x="2.416cm" svg:y="8.997cm">
          <text:p/>
        </draw:rect>
        <draw:rect draw:style-name="gr2" draw:text-style-name="P1" draw:layer="layout" svg:width="0.144cm" svg:height="0.091cm" svg:x="4.845cm" svg:y="8.998cm">
          <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Symmetric_20_Arrow" draw:display-name="Symmetric Arrow" svg:viewBox="0 0 1131 902" svg:d="m564 0-564 902h1131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Symmetric_20_Arrow"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